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8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Don't interfere with my stuff you baka. </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Fuck off. </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ha that guy got kille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because I killed hi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Oh tha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Was it the farmer?</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I called out when I saw you... why didn't you answe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 Oh, I'm very very sorry, Mr. Bruno! I didn't hear you! My apologies!</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I'll have a drink. On the house. No rats.</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Bruno: You know, if you've got rats, that might be a health code violation.</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h, don't worry, Mr. Bruno! This building is very clean! We just passed our last inspection a few months ago! I--</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Bruno: I think I might know a health inspector and uh, Mr. Ferrante might not agree with you, there.</text:p>
          </table:table-cell>
          <table:table-cell table:number-columns-repeated="1021"/>
        </table:table-row>
        <table:table-row table:style-name="ro1">
          <table:table-cell office:value-type="string">
            <text:p>entercity18</text:p>
          </table:table-cell>
          <table:table-cell office:value-type="string">
            <text:p>map</text:p>
          </table:table-cell>
          <table:table-cell office:value-type="string">
            <text:p>???: ...What are you trying to say, Bruno?</text:p>
          </table:table-cell>
          <table:table-cell table:number-columns-repeated="1021"/>
        </table:table-row>
        <table:table-row table:style-name="ro1">
          <table:table-cell office:value-type="string">
            <text:p>entercity19</text:p>
          </table:table-cell>
          <table:table-cell office:value-type="string">
            <text:p>map</text:p>
          </table:table-cell>
          <table:table-cell office:value-type="string">
            <text:p>Bruno: I'm just saying that it'd be unfortunate for your little lemonade stand here to go under because of a few rats.</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Bruno: I don't, ah, HAVE to tell Mr. Ferrante about it, though. Just something to think about.</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Bruno: Ugh! Why I oughta...</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The mobster collapses on the ground.</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3</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4</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 few days ago a bunch of mobsters showed up and said they'd been hired to monitor the neighborhood.</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Apparently some farmer would be probably be coming through here to get to the city, and they were going to cut her off.</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I can't say I know what they'll do to you if they catch you, or why they were even hired.</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Maybe you have some idea, but I think the less I know about this, the better.</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10</text:p>
          </table:table-cell>
          <table:table-cell office:value-type="string">
            <text:p>map</text:p>
          </table:table-cell>
          <table:table-cell office:value-type="string">
            <text:p>Skumpy: That's all hypothetical of course. I'm sure you're pretty tough if someone thought hiring the mob was necessary to take care of you...</text:p>
          </table:table-cell>
          <table:table-cell table:number-columns-repeated="1021"/>
        </table:table-row>
        <table:table-row table:style-name="ro1">
          <table:table-cell office:value-type="string">
            <text:p>entercity2.11</text:p>
          </table:table-cell>
          <table:table-cell office:value-type="string">
            <text:p>map</text:p>
          </table:table-cell>
          <table:table-cell office:value-type="string">
            <text:p>Skumpy: ...but trying to storm a building full of armed criminals all by yourself is a suicide mission.</text:p>
          </table:table-cell>
          <table:table-cell table:number-columns-repeated="1021"/>
        </table:table-row>
        <table:table-row table:style-name="ro1">
          <table:table-cell office:value-type="string">
            <text:p>entercity2.12</text:p>
          </table:table-cell>
          <table:table-cell office:value-type="string">
            <text:p>map</text:p>
          </table:table-cell>
          <table:table-cell office:value-type="string">
            <text:p>Skumpy: Maybe if you could find a way to sneak in through the back or something and take on their boss directly..</text:p>
          </table:table-cell>
          <table:table-cell table:number-columns-repeated="1021"/>
        </table:table-row>
        <table:table-row table:style-name="ro1">
          <table:table-cell office:value-type="string">
            <text:p>entercity2.13</text:p>
          </table:table-cell>
          <table:table-cell office:value-type="string">
            <text:p>map</text:p>
          </table:table-cell>
          <table:table-cell office:value-type="string">
            <text:p>Skumpy: ...no no, I need to stop giving you ideas. Stay to the east of town. That's where most of the shops are, anyway.</text:p>
          </table:table-cell>
          <table:table-cell table:number-columns-repeated="1021"/>
        </table:table-row>
        <table:table-row table:style-name="ro1">
          <table:table-cell office:value-type="string">
            <text:p>entercity2.14</text:p>
          </table:table-cell>
          <table:table-cell office:value-type="string">
            <text:p>map</text:p>
          </table:table-cell>
          <table:table-cell office:value-type="string">
            <text:p>Skumpy: You can hide in them if you need to, and if you feel like buying any supplies, I'm sure you can find something you need.</text:p>
          </table:table-cell>
          <table:table-cell table:number-columns-repeated="1021"/>
        </table:table-row>
        <table:table-row table:style-name="ro1">
          <table:table-cell office:value-type="string">
            <text:p>entercity2.15</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9">12/29/2017</text:date>, <text:time>23:0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12-29T23:08:34.29</dc:date>
    <dc:creator>Seab Dinch</dc:creator>
    <meta:editing-duration>P2DT20H28M11S</meta:editing-duration>
    <meta:editing-cycles>103</meta:editing-cycles>
    <meta:document-statistic meta:table-count="1" meta:cell-count="2188" meta:object-count="0"/>
  </office:meta>
</office:document-meta>
</file>